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4.3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130.14pt"/>
    </style:style>
    <style:style style:name="co4" style:family="table-column">
      <style:table-column-properties fo:break-before="auto" style:column-width="183.34pt"/>
    </style:style>
    <style:style style:name="co5" style:family="table-column">
      <style:table-column-properties fo:break-before="auto" style:column-width="173.85pt"/>
    </style:style>
    <style:style style:name="co6" style:family="table-column">
      <style:table-column-properties fo:break-before="auto" style:column-width="149.24pt"/>
    </style:style>
    <style:style style:name="co7" style:family="table-column">
      <style:table-column-properties fo:break-before="auto" style:column-width="175.41pt"/>
    </style:style>
    <style:style style:name="co8" style:family="table-column">
      <style:table-column-properties fo:break-before="auto" style:column-width="219.06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3.75pt" fo:break-before="auto" style:use-optimal-row-height="false"/>
    </style:style>
    <style:style style:name="ro3" style:family="table-row">
      <style:table-row-properties style:row-height="14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Φύλλο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Φύλλο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For POST req use content-type:application/x-www-form-urlencoded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Response Status</text:p>
          </table:table-cell>
          <table:table-cell table:style-name="ce1" office:value-type="string" calcext:value-type="string">
            <text:p>Response Body examp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addEntity</text:p>
          </table:table-cell>
          <table:table-cell table:style-name="ce2"/>
          <table:table-cell table:style-name="ce2" office:value-type="string" calcext:value-type="string">
            <text:p>{</text:p>
            <text:p>name:&lt;name&gt;,</text:p>
            <text:p>lat:&lt;lat&gt;,</text:p>
            <text:p>lon:&lt;lon&gt;,</text:p>
            <text:p>type:&lt;type&gt;,</text:p>
            <text:p>contact_info:&lt;contact_info&gt;</text:p>
            <text:p>key:&lt;key&gt;,</text:p>
            <text:p>email:&lt;email&gt;</text:p>
            <text:p>}</text:p>
          </table:table-cell>
          <table:table-cell table:style-name="ce2" office:value-type="string" calcext:value-type="string">
            <text:p>Register a new entity</text:p>
          </table:table-cell>
          <table:table-cell table:style-name="ce2" office:value-type="string" calcext:value-type="string">
            <text:p>POST /api/addEntity</text:p>
            <text:p/>
            <text:p>Body:</text:p>
            <text:p>{</text:p>
            <text:p>name:Test Company</text:p>
            <text:p>lat:37.983810</text:p>
            <text:p>lon:23.727539</text:p>
            <text:p>type:factory</text:p>
            <text:p>contact_info:6945840625</text:p>
            <text:p>key: secure_pwd</text:p>
            <text:p>email:it21662@hua.gr</text:p>
            <text:p>}</text:p>
          </table:table-cell>
          <table:table-cell table:style-name="ce2" office:value-type="string" calcext:value-type="string">
            <text:p>201 - Created</text:p>
            <text:p>409 - Conflict (email exists)</text:p>
            <text:p>400 - Bad request</text:p>
          </table:table-cell>
          <table:table-cell table:style-name="ce3" office:value-type="string" calcext:value-type="string">
            <text:p>[</text:p>
            <text:p>    {</text:p>
            <text:p>        &lt;entityID&gt; : &lt;entityID&gt;</text:p>
            <text:p>    }</text:p>
            <text:p>]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addType</text:p>
          </table:table-cell>
          <table:table-cell table:style-name="ce2"/>
          <table:table-cell table:style-name="ce2" office:value-type="string" calcext:value-type="string">
            <text:p>{</text:p>
            <text:p>type:&lt;type&gt;,</text:p>
            <text:p>category:&lt;category&gt;,</text:p>
            <text:p>}</text:p>
          </table:table-cell>
          <table:table-cell table:style-name="ce2" office:value-type="string" calcext:value-type="string">
            <text:p>Register a new type in resources</text:p>
          </table:table-cell>
          <table:table-cell table:style-name="ce2" office:value-type="string" calcext:value-type="string">
            <text:p>POST /api/addEntity</text:p>
            <text:p/>
            <text:p>Body:</text:p>
            <text:p>{</text:p>
            <text:p>type: masks</text:p>
            <text:p>category: paramedic</text:p>
            <text:p>}</text:p>
          </table:table-cell>
          <table:table-cell table:style-name="ce2" office:value-type="string" calcext:value-type="string">
            <text:p>201 - Created</text:p>
            <text:p>400 - Bad reque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getDistinctCategories</text:p>
          </table:table-cell>
          <table:table-cell table:style-name="ce2" table:number-columns-repeated="2"/>
          <table:table-cell table:style-name="ce2" office:value-type="string" calcext:value-type="string">
            <text:p>get all distinct categories</text:p>
          </table:table-cell>
          <table:table-cell table:style-name="ce2" office:value-type="string" calcext:value-type="string">
            <text:p>get /api/getDistinctCategories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[</text:p>
            <text:p>    {</text:p>
            <text:p>        "category": "masks"</text:p>
            <text:p>    },</text:p>
            <text:p>    {</text:p>
            <text:p>        "category": "equipment"</text:p>
            <text:p>    }</text:p>
            <text:p>]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getDistinctTypes</text:p>
          </table:table-cell>
          <table:table-cell table:style-name="ce2" table:number-columns-repeated="2"/>
          <table:table-cell table:style-name="ce2" office:value-type="string" calcext:value-type="string">
            <text:p>get all distinct types</text:p>
          </table:table-cell>
          <table:table-cell table:style-name="ce2" office:value-type="string" calcext:value-type="string">
            <text:p>get /api/getDistinctTypes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[</text:p>
            <text:p>    {</text:p>
            <text:p>        "type": "paramedic"</text:p>
            <text:p>    },</text:p>
            <text:p>    {</text:p>
            <text:p>        "type": "respirator"</text:p>
            <text:p>    }</text:p>
            <text:p>]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authorize</text:p>
          </table:table-cell>
          <table:table-cell table:style-name="ce2" office:value-type="string" calcext:value-type="string">
            <text:p>{email, password}</text:p>
          </table:table-cell>
          <table:table-cell table:style-name="ce2"/>
          <table:table-cell table:style-name="ce2" office:value-type="string" calcext:value-type="string">
            <text:p>authedicates user</text:p>
          </table:table-cell>
          <table:table-cell table:style-name="ce2" office:value-type="string" calcext:value-type="string">
            <text:p>get /api/authorize?email=vagg@vagg.gr&amp;password=123abc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JSON String:</text:p>
            <text:p>{</text:p>
            <text:p>    "authedicated":true,</text:p>
            <text:p>    "token":&lt;users JWT token&gt;,</text:p>
            <text:p>    "userID": &lt;userID&gt;</text:p>
            <text:p>}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submitMaterial</text:p>
          </table:table-cell>
          <table:table-cell table:style-name="ce2"/>
          <table:table-cell table:style-name="ce2" office:value-type="string" calcext:value-type="string">
            <text:p>{</text:p>
            <text:p>userID:&lt;userID</text:p>
            <text:p>materialCategory:&lt;materialCategory&gt;</text:p>
            <text:p>materialSpecific:&lt;materialSpecific&gt;</text:p>
            <text:p>quantity:&lt;quantity&gt;</text:p>
            <text:p>needed:&lt;true/false&gt;</text:p>
            <text:p>}</text:p>
          </table:table-cell>
          <table:table-cell table:style-name="ce2" office:value-type="string" calcext:value-type="string">
            <text:p>Updates DB with current supply or need</text:p>
          </table:table-cell>
          <table:table-cell table:style-name="ce2" office:value-type="string" calcext:value-type="string">
            <text:p>POST /api/submitMaterial</text:p>
            <text:p>Body:</text:p>
            <text:p>{</text:p>
            <text:p>userID:2</text:p>
            <text:p>materialCategory:medicine</text:p>
            <text:p>materialSpecific:aspirin</text:p>
            <text:p>quantity:20</text:p>
            <text:p>needed:true</text:p>
            <text:p>{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"needed" must me a string</text:p>
            <text:p>NOT a boolea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supplies/:type</text:p>
          </table:table-cell>
          <table:table-cell table:style-name="ce2" office:value-type="string" calcext:value-type="string">
            <text:p>{type}</text:p>
          </table:table-cell>
          <table:table-cell table:style-name="ce2"/>
          <table:table-cell table:style-name="ce2" office:value-type="string" calcext:value-type="string">
            <text:p>Returns num of supplies for given type</text:p>
          </table:table-cell>
          <table:table-cell table:style-name="ce2" office:value-type="string" calcext:value-type="string">
            <text:p>GET /api/supplies/masks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[</text:p>
            <text:p>    {</text:p>
            <text:p>        "supplies":&lt;supplies&gt;</text:p>
            <text:p>    }</text:p>
            <text:p>]</text:p>
          </table:table-cell>
          <table:table-cell table:style-name="ce3" office:value-type="string" calcext:value-type="string">
            <text:p>If "supplies":null treat it as 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supplies/:type/:id</text:p>
          </table:table-cell>
          <table:table-cell table:style-name="ce2" office:value-type="string" calcext:value-type="string">
            <text:p>{type,id}</text:p>
          </table:table-cell>
          <table:table-cell table:style-name="ce2"/>
          <table:table-cell table:style-name="ce2" office:value-type="string" calcext:value-type="string">
            <text:p>Returns num of supplies for given type and entityID</text:p>
          </table:table-cell>
          <table:table-cell table:style-name="ce2" office:value-type="string" calcext:value-type="string">
            <text:p>GET /api/supplies/masks/2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[</text:p>
            <text:p>    {</text:p>
            <text:p>        "supplies":&lt;supplies&gt;</text:p>
            <text:p>    }</text:p>
            <text:p>]</text:p>
          </table:table-cell>
          <table:table-cell table:style-name="ce3" office:value-type="string" calcext:value-type="string">
            <text:p>If "supplies":null treat it as 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demands/:type</text:p>
          </table:table-cell>
          <table:table-cell table:style-name="ce2" office:value-type="string" calcext:value-type="string">
            <text:p>{type}</text:p>
          </table:table-cell>
          <table:table-cell table:style-name="ce2"/>
          <table:table-cell table:style-name="ce2" office:value-type="string" calcext:value-type="string">
            <text:p>Returns num of demands for given type</text:p>
          </table:table-cell>
          <table:table-cell table:style-name="ce2" office:value-type="string" calcext:value-type="string">
            <text:p>GET /api/demands/masks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[</text:p>
            <text:p>    {</text:p>
            <text:p>        "demand":&lt;supplies&gt;</text:p>
            <text:p>    }</text:p>
            <text:p>]</text:p>
          </table:table-cell>
          <table:table-cell table:style-name="ce3" office:value-type="string" calcext:value-type="string">
            <text:p>If "demand":null treat it as 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demands/:type/:id</text:p>
          </table:table-cell>
          <table:table-cell table:style-name="ce2" office:value-type="string" calcext:value-type="string">
            <text:p>{type, id}</text:p>
          </table:table-cell>
          <table:table-cell table:style-name="ce2"/>
          <table:table-cell table:style-name="ce2" office:value-type="string" calcext:value-type="string">
            <text:p>Returns num of demands for given type and entiryID</text:p>
          </table:table-cell>
          <table:table-cell table:style-name="ce2" office:value-type="string" calcext:value-type="string">
            <text:p>GET /api/supplies/masks/2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[</text:p>
            <text:p>    {</text:p>
            <text:p>        "demand":&lt;supplies&gt;</text:p>
            <text:p>    }</text:p>
            <text:p>]</text:p>
          </table:table-cell>
          <table:table-cell table:style-name="ce3" office:value-type="string" calcext:value-type="string">
            <text:p>If "demand":null treat it as 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type/:category</text:p>
          </table:table-cell>
          <table:table-cell table:style-name="ce2" office:value-type="string" calcext:value-type="string">
            <text:p>{category}</text:p>
          </table:table-cell>
          <table:table-cell table:style-name="ce2"/>
          <table:table-cell table:style-name="ce2" office:value-type="string" calcext:value-type="string">
            <text:p>Returns all types that have this category</text:p>
          </table:table-cell>
          <table:table-cell table:style-name="ce2" office:value-type="string" calcext:value-type="string">
            <text:p>GET /api/type/medicine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[</text:p>
            <text:p>    {</text:p>
            <text:p>        "type":&lt;type&gt;</text:p>
            <text:p>    }</text:p>
            <text:p>]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findmatch</text:p>
          </table:table-cell>
          <table:table-cell table:style-name="ce2"/>
          <table:table-cell table:style-name="ce2" office:value-type="string" calcext:value-type="string">
            <text:p>{</text:p>
            <text:p>userID:&lt;userID</text:p>
            <text:p>materialCategory:&lt;materialCategory&gt;</text:p>
            <text:p>materialSpecific:&lt;materialSpecific&gt;</text:p>
            <text:p>quantity:&lt;quantity&gt;</text:p>
            <text:p>needed:&lt;true/false&gt;</text:p>
            <text:p>radius: &lt;radius&gt;</text:p>
            <text:p>}</text:p>
          </table:table-cell>
          <table:table-cell table:style-name="ce2" office:value-type="string" calcext:value-type="string">
            <text:p>Returns, if it exists, nearest match that have the supplies needed</text:p>
          </table:table-cell>
          <table:table-cell table:style-name="ce2" office:value-type="string" calcext:value-type="string">
            <text:p>POST /api/findmatch</text:p>
          </table:table-cell>
          <table:table-cell table:style-name="ce2" office:value-type="string" calcext:value-type="string">
            <text:p>200 - OK</text:p>
            <text:p>404 - Not found</text:p>
          </table:table-cell>
          <table:table-cell table:style-name="ce3" office:value-type="string" calcext:value-type="string">
            <text:p>{</text:p>
            <text:p>    &lt;client&gt;: {</text:p>
            <text:p>        &lt;id&gt;: &lt;id&gt;,</text:p>
            <text:p>        &lt;category&gt;: &lt;Human Resources&gt;,</text:p>
            <text:p>        &lt;type&gt;: &lt;type&gt;,</text:p>
            <text:p>        &lt;quantity&gt;: &lt;quantity&gt;,</text:p>
            <text:p>        &lt;email&gt;: &lt;email&gt;,</text:p>
            <text:p>        &lt;lat&gt;: &lt;lat&gt;,</text:p>
            <text:p>        &lt;lon&gt;: &lt;lon&gt;</text:p>
            <text:p>    },</text:p>
            <text:p>    &lt;matches&gt;: [{</text:p>
            <text:p>        &lt;id&gt;: &lt;id&gt;,</text:p>
            <text:p>        &lt;category&gt;: &lt;Human Resources&gt;,</text:p>
            <text:p>        &lt;type&gt;: &lt;type&gt;,</text:p>
            <text:p>        &lt;quantity&gt;: &lt;quantity&gt;,</text:p>
            <text:p>        &lt;name&gt;: &lt;name&gt;,</text:p>
            <text:p>        &lt;email&gt;: &lt;email&gt;,</text:p>
            <text:p>        &lt;lat&gt;: &lt;lat&gt;,</text:p>
            <text:p>        &lt;lon&gt;: &lt;lon&gt;</text:p>
            <text:p>    }]</text:p>
            <text:p>}</text:p>
          </table:table-cell>
          <table:table-cell table:style-name="ce3" office:value-type="string" calcext:value-type="string">
            <text:p>&lt;matches&gt; is an array of objects and may contain multiple 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scoreboard/:type</text:p>
          </table:table-cell>
          <table:table-cell table:style-name="ce2" office:value-type="string" calcext:value-type="string">
            <text:p>{type}</text:p>
          </table:table-cell>
          <table:table-cell table:style-name="ce2"/>
          <table:table-cell table:style-name="ce2" office:value-type="string" calcext:value-type="string">
            <text:p>Returns entities sorted by donations points for a type</text:p>
          </table:table-cell>
          <table:table-cell table:style-name="ce2" office:value-type="string" calcext:value-type="string">
            <text:p>GET /api/scoreboard/medichine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[</text:p>
            <text:p>    {</text:p>
            <text:p>        "points": &lt;points&gt;,</text:p>
            <text:p>        "entityID": &lt;entityID&gt;,</text:p>
            <text:p>        "name": &lt;name&gt;,</text:p>
            <text:p>        "email": &lt;email&gt;</text:p>
            <text:p>    },</text:p>
            <text:p>    {</text:p>
            <text:p>        "points": &lt;points&gt;,</text:p>
            <text:p>        "entityID": &lt;entityID&gt;,</text:p>
            <text:p>        "name": &lt;name&gt;,</text:p>
            <text:p>        "email": &lt;email&gt;</text:p>
            <text:p>    }</text:p>
            <text:p>}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scoreboard/:type/leader</text:p>
          </table:table-cell>
          <table:table-cell table:style-name="ce2" office:value-type="string" calcext:value-type="string">
            <text:p>{type}</text:p>
          </table:table-cell>
          <table:table-cell table:style-name="ce2"/>
          <table:table-cell table:style-name="ce2" office:value-type="string" calcext:value-type="string">
            <text:p>Returns the entiry with most donation points for a type</text:p>
          </table:table-cell>
          <table:table-cell table:style-name="ce2" office:value-type="string" calcext:value-type="string">
            <text:p>GET /api/scoreboard/medichine/leader</text:p>
          </table:table-cell>
          <table:table-cell table:style-name="ce2" office:value-type="string" calcext:value-type="string">
            <text:p>200 - OK</text:p>
          </table:table-cell>
          <table:table-cell table:style-name="ce3" office:value-type="string" calcext:value-type="string">
            <text:p>[</text:p>
            <text:p>    {</text:p>
            <text:p>        "points": &lt;points&gt;,</text:p>
            <text:p>        "entityID": &lt;entityID&gt;,</text:p>
            <text:p>        "name": &lt;name&gt;,</text:p>
            <text:p>        "email": &lt;email&gt;</text:p>
            <text:p>    {</text:p>
            <text:p>]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accept-transaction</text:p>
          </table:table-cell>
          <table:table-cell table:style-name="ce2"/>
          <table:table-cell table:style-name="ce2" office:value-type="string" calcext:value-type="string">
            <text:p>{</text:p>
            <text:p>clientID:&lt;clientID&gt;,</text:p>
            <text:p>supplierID:&lt;supplierID&gt;</text:p>
            <text:p>category:&lt;category&gt;</text:p>
            <text:p>type:&lt;type&gt;</text:p>
            <text:p>quantity:&lt;quantity&gt;</text:p>
            <text:p>}</text:p>
          </table:table-cell>
          <table:table-cell table:style-name="ce2" office:value-type="string" calcext:value-type="string">
            <text:p>Accepts a transaction between a supplier and a demander. If transaction is valid points will be awarded on supplier. Upon success updates supplies/demands </text:p>
          </table:table-cell>
          <table:table-cell table:style-name="ce2" office:value-type="string" calcext:value-type="string">
            <text:p>POST /api/accept-transaction</text:p>
          </table:table-cell>
          <table:table-cell table:style-name="ce2" office:value-type="string" calcext:value-type="string">
            <text:p>200 - OK</text:p>
            <text:p>422: Demand either zero or smaller than requested quantity</text:p>
            <text:p>422: Not enough supplies to complete request</text:p>
          </table:table-cell>
          <table:table-cell table:style-name="ce3"/>
          <table:table-cell table:number-columns-repeated="1016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Φύλλο1" style:display-name="PageStyle_Φύλλο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" meta:object-count="0"/>
    <meta:generator>LibreOfficeDev/6.0.5.2$Linux_X86_64 LibreOffice_project/</meta:generator>
  </office:meta>
</office:document-meta>
</file>